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font-size="8pt" style:font-size-asian="8pt" style:font-size-complex="8pt"/>
    </style:style>
    <style:style style:name="P2" style:family="paragraph" style:parent-style-name="Heading_20_1">
      <style:text-properties fo:font-size="8pt" style:font-size-asian="8pt" style:font-size-complex="8pt"/>
    </style:style>
    <style:style style:name="P3" style:family="paragraph" style:parent-style-name="Heading_20_2">
      <style:text-properties fo:font-size="8pt" style:font-size-asian="8pt" style:font-size-complex="8pt"/>
    </style:style>
    <style:style style:name="P4" style:family="paragraph" style:parent-style-name="Text_20_body">
      <style:text-properties fo:font-size="8pt" style:font-size-asian="8pt" style:font-size-complex="8pt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fo:font-size="8pt" style:font-size-asian="8pt" style:font-size-complex="8pt"/>
    </style:style>
    <style:style style:name="P8" style:family="paragraph" style:parent-style-name="Text_20_body" style:list-style-name="L2">
      <style:text-properties fo:font-size="8pt" style:font-size-asian="8pt" style:font-size-complex="8pt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fo:font-size="8pt" style:font-size-asian="8pt" style:font-size-complex="8pt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fo:font-size="8pt" style:font-size-asian="8pt" style:font-size-complex="8pt"/>
    </style:style>
    <style:style style:name="P17" style:family="paragraph" style:parent-style-name="Text_20_body" style:list-style-name="L5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6">
      <style:text-properties fo:font-size="8pt" style:font-size-asian="8pt" style:font-size-complex="8pt"/>
    </style:style>
    <style:style style:name="P20" style:family="paragraph" style:parent-style-name="Heading_20_3">
      <style:text-properties fo:font-size="8pt" style:font-size-asian="8pt" style:font-size-complex="8pt"/>
    </style:style>
    <style:style style:name="P21" style:family="paragraph" style:parent-style-name="Text_20_body" style:list-style-name="L7">
      <style:paragraph-properties fo:margin-top="0cm" fo:margin-bottom="0cm" style:contextual-spacing="false"/>
      <style:text-properties fo:font-size="8pt" style:font-size-asian="8pt" style:font-size-complex="8pt"/>
    </style:style>
    <style:style style:name="P22" style:family="paragraph" style:parent-style-name="Text_20_body" style:list-style-name="L7">
      <style:text-properties fo:font-size="8pt" style:font-size-asian="8pt" style:font-size-complex="8pt"/>
    </style:style>
    <style:style style:name="P23" style:family="paragraph" style:parent-style-name="Text_20_body" style:list-style-name="L8">
      <style:paragraph-properties fo:margin-top="0cm" fo:margin-bottom="0cm" style:contextual-spacing="false"/>
      <style:text-properties fo:font-size="8pt" style:font-size-asian="8pt" style:font-size-complex="8pt"/>
    </style:style>
    <style:style style:name="P24" style:family="paragraph" style:parent-style-name="Text_20_body" style:list-style-name="L8">
      <style:text-properties fo:font-size="8pt" style:font-size-asian="8pt" style:font-size-complex="8pt"/>
    </style:style>
    <style:style style:name="P25" style:family="paragraph" style:parent-style-name="Text_20_body" style:list-style-name="L9">
      <style:paragraph-properties fo:margin-top="0cm" fo:margin-bottom="0cm" style:contextual-spacing="false"/>
      <style:text-properties fo:font-size="8pt" style:font-size-asian="8pt" style:font-size-complex="8pt"/>
    </style:style>
    <style:style style:name="P26" style:family="paragraph" style:parent-style-name="Text_20_body" style:list-style-name="L9">
      <style:text-properties fo:font-size="8pt" style:font-size-asian="8pt" style:font-size-complex="8pt"/>
    </style:style>
    <style:style style:name="P27" style:family="paragraph" style:parent-style-name="Text_20_body" style:list-style-name="L10">
      <style:paragraph-properties fo:margin-top="0cm" fo:margin-bottom="0cm" style:contextual-spacing="false"/>
      <style:text-properties fo:font-size="8pt" style:font-size-asian="8pt" style:font-size-complex="8pt"/>
    </style:style>
    <style:style style:name="P28" style:family="paragraph" style:parent-style-name="Text_20_body" style:list-style-name="L10">
      <style:text-properties fo:font-size="8pt" style:font-size-asian="8pt" style:font-size-complex="8pt"/>
    </style:style>
    <style:style style:name="P29" style:family="paragraph" style:parent-style-name="Text_20_body" style:list-style-name="L11">
      <style:paragraph-properties fo:margin-top="0cm" fo:margin-bottom="0cm" style:contextual-spacing="false"/>
      <style:text-properties fo:font-size="8pt" style:font-size-asian="8pt" style:font-size-complex="8pt"/>
    </style:style>
    <style:style style:name="P30" style:family="paragraph" style:parent-style-name="Text_20_body" style:list-style-name="L11">
      <style:text-properties fo:font-size="8pt" style:font-size-asian="8pt" style:font-size-complex="8pt"/>
    </style:style>
    <style:style style:name="P31" style:family="paragraph" style:parent-style-name="Standard">
      <style:text-properties fo:font-size="8pt" style:font-size-asian="8pt" style:font-size-complex="8pt"/>
    </style:style>
    <style:style style:name="P32" style:family="paragraph" style:parent-style-name="Text_20_body">
      <style:paragraph-properties fo:break-before="page"/>
      <style:text-properties fo:font-size="8pt" style:font-size-asian="8pt" style:font-size-complex="8pt"/>
    </style:style>
    <style:style style:name="P33" style:family="paragraph" style:parent-style-name="Text_20_body" style:list-style-name="L12">
      <style:text-properties fo:font-size="8pt" style:font-size-asian="8pt" style:font-size-complex="8pt"/>
    </style:style>
    <style:style style:name="P34" style:family="paragraph" style:parent-style-name="Text_20_body" style:list-style-name="L12">
      <style:paragraph-properties fo:margin-top="0cm" fo:margin-bottom="0cm" style:contextual-spacing="false"/>
      <style:text-properties fo:font-size="8pt" style:font-size-asian="8pt" style:font-size-complex="8pt"/>
    </style:style>
    <style:style style:name="P35" style:family="paragraph" style:parent-style-name="Text_20_body" style:list-style-name="L13">
      <style:text-properties fo:font-size="8pt" style:font-size-asian="8pt" style:font-size-complex="8pt"/>
    </style:style>
    <style:style style:name="P36" style:family="paragraph" style:parent-style-name="Text_20_body" style:list-style-name="L13">
      <style:paragraph-properties fo:margin-top="0cm" fo:margin-bottom="0cm" style:contextual-spacing="false"/>
      <style:text-properties fo:font-size="8pt" style:font-size-asian="8pt" style:font-size-complex="8pt"/>
    </style:style>
    <style:style style:name="P37" style:family="paragraph" style:parent-style-name="Text_20_body" style:list-style-name="L14">
      <style:text-properties fo:font-size="8pt" style:font-size-asian="8pt" style:font-size-complex="8pt"/>
    </style:style>
    <style:style style:name="P38" style:family="paragraph" style:parent-style-name="Text_20_body" style:list-style-name="L14">
      <style:paragraph-properties fo:margin-top="0cm" fo:margin-bottom="0cm" style:contextual-spacing="false"/>
      <style:text-properties fo:font-size="8pt" style:font-size-asian="8pt" style:font-size-complex="8pt"/>
    </style:style>
    <style:style style:name="P39" style:family="paragraph" style:parent-style-name="Preformatted_20_Text" style:list-style-name="L14">
      <style:text-properties fo:font-size="8pt" style:font-size-asian="8pt" style:font-size-complex="8pt"/>
    </style:style>
    <style:style style:name="P40" style:family="paragraph" style:parent-style-name="Preformatted_20_Text" style:list-style-name="L14">
      <style:paragraph-properties fo:margin-top="0cm" fo:margin-bottom="0.499cm" style:contextual-spacing="false"/>
      <style:text-properties fo:font-size="8pt" style:font-size-asian="8pt" style:font-size-complex="8pt"/>
    </style:style>
    <style:style style:name="P41" style:family="paragraph" style:parent-style-name="Text_20_body" style:list-style-name="L15">
      <style:text-properties fo:font-size="8pt" style:font-size-asian="8pt" style:font-size-complex="8pt"/>
    </style:style>
    <style:style style:name="P42" style:family="paragraph" style:parent-style-name="Text_20_body" style:list-style-name="L15">
      <style:paragraph-properties fo:margin-top="0cm" fo:margin-bottom="0cm" style:contextual-spacing="false"/>
      <style:text-properties fo:font-size="8pt" style:font-size-asian="8pt" style:font-size-complex="8pt"/>
    </style:style>
    <style:style style:name="P43" style:family="paragraph" style:parent-style-name="Preformatted_20_Text">
      <style:text-properties fo:font-size="8pt" style:font-size-asian="8pt" style:font-size-complex="8pt"/>
    </style:style>
    <style:style style:name="P44" style:family="paragraph" style:parent-style-name="Preformatted_20_Text">
      <style:paragraph-properties fo:margin-top="0cm" fo:margin-bottom="0.499cm" style:contextual-spacing="false"/>
      <style:text-properties fo:font-size="8pt" style:font-size-asian="8pt" style:font-size-complex="8pt"/>
    </style:style>
    <style:style style:name="P45" style:family="paragraph" style:parent-style-name="Text_20_body" style:list-style-name="L16">
      <style:text-properties fo:font-size="8pt" style:font-size-asian="8pt" style:font-size-complex="8pt"/>
    </style:style>
    <style:style style:name="P46" style:family="paragraph" style:parent-style-name="Text_20_body" style:list-style-name="L16">
      <style:paragraph-properties fo:margin-top="0cm" fo:margin-bottom="0cm" style:contextual-spacing="false"/>
      <style:text-properties fo:font-size="8pt" style:font-size-asian="8pt" style:font-size-complex="8pt"/>
    </style:style>
    <style:style style:name="P47" style:family="paragraph" style:parent-style-name="Text_20_body" style:list-style-name="L17">
      <style:text-properties fo:font-size="8pt" style:font-size-asian="8pt" style:font-size-complex="8pt"/>
    </style:style>
    <style:style style:name="P48" style:family="paragraph" style:parent-style-name="Text_20_body" style:list-style-name="L17">
      <style:paragraph-properties fo:margin-top="0cm" fo:margin-bottom="0cm" style:contextual-spacing="false"/>
      <style:text-properties fo:font-size="8pt" style:font-size-asian="8pt" style:font-size-complex="8pt"/>
    </style:style>
    <style:style style:name="P49" style:family="paragraph" style:parent-style-name="Text_20_body" style:list-style-name="L18">
      <style:paragraph-properties fo:margin-top="0cm" fo:margin-bottom="0cm" style:contextual-spacing="false"/>
      <style:text-properties fo:font-size="8pt" style:font-size-asian="8pt" style:font-size-complex="8pt"/>
    </style:style>
    <style:style style:name="P50" style:family="paragraph" style:parent-style-name="Text_20_body" style:list-style-name="L18">
      <style:text-properties fo:font-size="8pt" style:font-size-asian="8pt" style:font-size-complex="8pt"/>
    </style:style>
    <style:style style:name="P51" style:family="paragraph" style:parent-style-name="Text_20_body" style:list-style-name="L19">
      <style:text-properties fo:font-size="8pt" style:font-size-asian="8pt" style:font-size-complex="8pt"/>
    </style:style>
    <style:style style:name="P52" style:family="paragraph" style:parent-style-name="Text_20_body" style:list-style-name="L19">
      <style:paragraph-properties fo:margin-top="0cm" fo:margin-bottom="0cm" style:contextual-spacing="false"/>
      <style:text-properties fo:font-size="8pt" style:font-size-asian="8pt" style:font-size-complex="8pt"/>
    </style:style>
    <style:style style:name="P53" style:family="paragraph" style:parent-style-name="Text_20_body" style:list-style-name="L20">
      <style:text-properties fo:font-size="8pt" style:font-size-asian="8pt" style:font-size-complex="8pt"/>
    </style:style>
    <style:style style:name="P54" style:family="paragraph" style:parent-style-name="Text_20_body" style:list-style-name="L20">
      <style:paragraph-properties fo:margin-top="0cm" fo:margin-bottom="0cm" style:contextual-spacing="false"/>
      <style:text-properties fo:font-size="8pt" style:font-size-asian="8pt" style:font-size-complex="8pt"/>
    </style:style>
    <style:style style:name="P55" style:family="paragraph" style:parent-style-name="Text_20_body" style:list-style-name="L21">
      <style:text-properties fo:font-size="8pt" style:font-size-asian="8pt" style:font-size-complex="8pt"/>
    </style:style>
    <style:style style:name="P56" style:family="paragraph" style:parent-style-name="Text_20_body" style:list-style-name="L21">
      <style:paragraph-properties fo:margin-top="0cm" fo:margin-bottom="0cm" style:contextual-spacing="false"/>
      <style:text-properties fo:font-size="8pt" style:font-size-asian="8pt" style:font-size-complex="8pt"/>
    </style:style>
    <style:style style:name="P57" style:family="paragraph" style:parent-style-name="Text_20_body" style:list-style-name="L22">
      <style:text-properties fo:font-size="8pt" style:font-size-asian="8pt" style:font-size-complex="8pt"/>
    </style:style>
    <style:style style:name="P58" style:family="paragraph" style:parent-style-name="Text_20_body" style:list-style-name="L22">
      <style:paragraph-properties fo:margin-top="0cm" fo:margin-bottom="0cm" style:contextual-spacing="false"/>
      <style:text-properties fo:font-size="8pt" style:font-size-asian="8pt" style:font-size-complex="8pt"/>
    </style:style>
    <style:style style:name="P59" style:family="paragraph" style:parent-style-name="Text_20_body" style:list-style-name="L23">
      <style:paragraph-properties fo:margin-top="0cm" fo:margin-bottom="0cm" style:contextual-spacing="false"/>
      <style:text-properties fo:font-size="8pt" style:font-size-asian="8pt" style:font-size-complex="8pt"/>
    </style:style>
    <style:style style:name="P60" style:family="paragraph" style:parent-style-name="Text_20_body" style:list-style-name="L23">
      <style:text-properties fo:font-size="8pt" style:font-size-asian="8pt" style:font-size-complex="8pt"/>
    </style:style>
    <style:style style:name="P61" style:family="paragraph" style:parent-style-name="Text_20_body" style:list-style-name="L24">
      <style:text-properties fo:font-size="8pt" style:font-size-asian="8pt" style:font-size-complex="8pt"/>
    </style:style>
    <style:style style:name="P62" style:family="paragraph" style:parent-style-name="Text_20_body" style:list-style-name="L24">
      <style:paragraph-properties fo:margin-top="0cm" fo:margin-bottom="0cm" style:contextual-spacing="false"/>
      <style:text-properties fo:font-size="8pt" style:font-size-asian="8pt" style:font-size-complex="8pt"/>
    </style:style>
    <style:style style:name="P63" style:family="paragraph" style:parent-style-name="Text_20_body" style:list-style-name="L25">
      <style:text-properties fo:font-size="8pt" style:font-size-asian="8pt" style:font-size-complex="8pt"/>
    </style:style>
    <style:style style:name="P64" style:family="paragraph" style:parent-style-name="Text_20_body" style:list-style-name="L25">
      <style:paragraph-properties fo:margin-top="0cm" fo:margin-bottom="0cm" style:contextual-spacing="false"/>
      <style:text-properties fo:font-size="8pt" style:font-size-asian="8pt" style:font-size-complex="8pt"/>
    </style:style>
    <style:style style:name="P65" style:family="paragraph" style:parent-style-name="Text_20_body" style:list-style-name="L26">
      <style:text-properties fo:font-size="8pt" style:font-size-asian="8pt" style:font-size-complex="8pt"/>
    </style:style>
    <style:style style:name="P66" style:family="paragraph" style:parent-style-name="Text_20_body" style:list-style-name="L26">
      <style:paragraph-properties fo:margin-top="0cm" fo:margin-bottom="0cm" style:contextual-spacing="false"/>
      <style:text-properties fo:font-size="8pt" style:font-size-asian="8pt" style:font-size-complex="8pt"/>
    </style:style>
    <style:style style:name="P67" style:family="paragraph" style:parent-style-name="Quotations">
      <style:text-properties fo:font-size="8pt" style:font-size-asian="8pt" style:font-size-complex="8pt"/>
    </style:style>
    <style:style style:name="P68" style:family="paragraph" style:parent-style-name="Text_20_body" style:list-style-name="L27">
      <style:text-properties fo:font-size="8pt" style:font-size-asian="8pt" style:font-size-complex="8pt"/>
    </style:style>
    <style:style style:name="P69" style:family="paragraph" style:parent-style-name="Text_20_body" style:list-style-name="L27">
      <style:paragraph-properties fo:margin-top="0cm" fo:margin-bottom="0cm" style:contextual-spacing="false"/>
      <style:text-properties fo:font-size="8pt" style:font-size-asian="8pt" style:font-size-complex="8pt"/>
    </style:style>
    <style:style style:name="P70" style:family="paragraph" style:parent-style-name="Text_20_body" style:list-style-name="L28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Perfecto, Emeterio.<text:line-break/>Con la opción </text:span><text:span text:style-name="Strong_20_Emphasis"><text:span text:style-name="T1">C</text:span></text:span><text:span text:style-name="T1"> queda completamente definido el comportamiento del PDF:</text:span></text:p>
      <text:p text:style-name="Quotations"><text:span text:style-name="Strong_20_Emphasis"><text:span text:style-name="T1">El PDF debe incluir un título con la fecha de generación.</text:span></text:span></text:p>
      <text:p text:style-name="Text_20_body"><text:span text:style-name="T1">Voy a integrar esta decisión dentro de toda la arquitectura para que quede </text:span><text:span text:style-name="Strong_20_Emphasis"><text:span text:style-name="T1">cerrado al 100%</text:span></text:span><text:span text:style-name="T1">, sin ningún punto interpretable.</text:span></text:p>
      <text:p text:style-name="P1"/>
      <text:h text:style-name="P2" text:outline-level="1">🔒 INTEGRACIÓN FINAL DE LA OPCIÓN C (TÍTULO + FECHA EN EL PDF)</text:h>
      <text:h text:style-name="P3" text:outline-level="2">✔️ 1. Estructura final del PDF (versión definitiva)</text:h>
      <text:p text:style-name="Text_20_body"><text:span text:style-name="T1">El PDF tendrá </text:span><text:span text:style-name="Strong_20_Emphasis"><text:span text:style-name="T1">dos grandes bloques</text:span></text:span><text:span text:style-name="T1">, en este orden:</text:span></text:p>
      <text:p text:style-name="P1"/>
      <text:h text:style-name="Heading_20_2" text:outline-level="2"><text:span text:style-name="T1">🟦 </text:span><text:span text:style-name="Strong_20_Emphasis"><text:span text:style-name="T1">BLOQUE 1 — CABECERA DEL PDF</text:span></text:span></text:h>
      <text:p text:style-name="P4">Incluye:</text:p>
      <text:list text:style-name="L1">
        <text:list-item>
          <text:p text:style-name="P5"><text:span text:style-name="Strong_20_Emphasis"><text:span text:style-name="T1">Título fijo:</text:span></text:span><text:span text:style-name="T1"> <text:line-break/></text:span><text:span text:style-name="Source_20_Text"><text:span text:style-name="T1">Menú efectivo</text:span></text:span></text:p>
        </text:list-item>
        <text:list-item>
          <text:p text:style-name="P5"><text:span text:style-name="Strong_20_Emphasis"><text:span text:style-name="T1">Fecha de generación:</text:span></text:span><text:span text:style-name="T1"> <text:line-break/>Formato recomendado (pero tú puedes cambiarlo cuando quieras):<text:line-break/></text:span><text:span text:style-name="Source_20_Text"><text:span text:style-name="T1">Generado el: 15/01/2026</text:span></text:span><text:span text:style-name="T1"> <text:line-break/>(día/mes/año, sin hora)</text:span></text:p>
        </text:list-item>
      </text:list>
      <text:p text:style-name="P4">Notas:</text:p>
      <text:list text:style-name="L2">
        <text:list-item>
          <text:p text:style-name="P6"><text:span text:style-name="T1">La fecha se obtiene </text:span><text:span text:style-name="Strong_20_Emphasis"><text:span text:style-name="T1">en cliente</text:span></text:span><text:span text:style-name="T1">, en el momento de generar el PDF. </text:span></text:p>
        </text:list-item>
        <text:list-item>
          <text:p text:style-name="P7">No depende del servidor. </text:p>
        </text:list-item>
        <text:list-item>
          <text:p text:style-name="P7">No depende del menú tentativo. </text:p>
        </text:list-item>
        <text:list-item>
          <text:p text:style-name="P8">Refleja exactamente el instante de generación. </text:p>
        </text:list-item>
      </text:list>
      <text:p text:style-name="P1"/>
      <text:h text:style-name="Heading_20_2" text:outline-level="2"><text:span text:style-name="T1">🟦 </text:span><text:span text:style-name="Strong_20_Emphasis"><text:span text:style-name="T1">BLOQUE 2 — MENÚ EFECTIVO DETALLADO</text:span></text:span></text:h>
      <text:p text:style-name="P4">Tabla con columnas:</text:p>
      <text:p text:style-name="P9"><text:span text:style-name="Source_20_Text"><text:span text:style-name="T1">DIA | PERIODO | NOMBRE | INGREDIENTES</text:span></text:span></text:p>
      <text:p text:style-name="P4">Donde:</text:p>
      <text:list text:style-name="L3">
        <text:list-item>
          <text:p text:style-name="P10"><text:span text:style-name="Strong_20_Emphasis"><text:span text:style-name="T1">DIA</text:span></text:span><text:span text:style-name="T1"> → número correlativo tras compactación inmediata. </text:span></text:p>
        </text:list-item>
        <text:list-item>
          <text:p text:style-name="P10"><text:span text:style-name="Strong_20_Emphasis"><text:span text:style-name="T1">PERIODO</text:span></text:span><text:span text:style-name="T1"> → “Comida” o “Cena”. </text:span></text:p>
        </text:list-item>
        <text:list-item>
          <text:p text:style-name="P10"><text:span text:style-name="Strong_20_Emphasis"><text:span text:style-name="T1">NOMBRE</text:span></text:span><text:span text:style-name="T1"> → nombre del plato. </text:span></text:p>
        </text:list-item>
        <text:list-item>
          <text:p text:style-name="P11"><text:span text:style-name="Strong_20_Emphasis"><text:span text:style-name="T1">INGREDIENTES</text:span></text:span><text:span text:style-name="T1"> → lista de ingredientes de la receta, separados por “ - ”. </text:span></text:p>
        </text:list-item>
      </text:list>
      <text:p text:style-name="P4">Ejemplo EXACTO según tu formato:</text:p>
      <text:p text:style-name="Preformatted_20_Text"><text:span text:style-name="Source_20_Text"><text:span text:style-name="T1">1 | Comida | Pollo | Pollo - Sal - Aceite</text:span></text:span></text:p>
      <text:p text:style-name="Preformatted_20_Text"><text:span text:style-name="Source_20_Text"><text:span text:style-name="T1">1 | Cena <text:s text:c="2"/>| Ternera | Ternera - Sal - Aceite</text:span></text:span></text:p>
      <text:p text:style-name="Preformatted_20_Text"><text:span text:style-name="Source_20_Text"><text:span text:style-name="T1">2 | Comida | Sopa | Sopa - Sal - Aceite</text:span></text:span></text:p>
      <text:p text:style-name="P9"><text:span text:style-name="Source_20_Text"><text:span text:style-name="T1">2 | Cena <text:s text:c="2"/>| Tortilla de patatas | Huevo - Patatas - Sal - Aceite</text:span></text:span></text:p>
      <text:p text:style-name="P4">Reglas:</text:p>
      <text:list text:style-name="L4">
        <text:list-item>
          <text:p text:style-name="P12"><text:span text:style-name="T1">Se listan </text:span><text:span text:style-name="Strong_20_Emphasis"><text:span text:style-name="T1">todos los platos del menú efectivo</text:span></text:span><text:span text:style-name="T1">, en orden. </text:span></text:p>
        </text:list-item>
        <text:list-item>
          <text:p text:style-name="P13">No se deduplican ingredientes aquí. </text:p>
        </text:list-item>
        <text:list-item>
          <text:p text:style-name="P13">No se ordenan por supermercado aquí. </text:p>
        </text:list-item>
        <text:list-item>
          <text:p text:style-name="P14"><text:span text:style-name="T1">Esta parte refleja </text:span><text:span text:style-name="Strong_20_Emphasis"><text:span text:style-name="T1">exactamente</text:span></text:span><text:span text:style-name="T1"> el menú efectivo en ese momento. </text:span></text:p>
        </text:list-item>
      </text:list>
      <text:p text:style-name="P1"/>
      <text:h text:style-name="Heading_20_2" text:outline-level="2"><text:soft-page-break/><text:span text:style-name="T1">🟦 </text:span><text:span text:style-name="Strong_20_Emphasis"><text:span text:style-name="T1">BLOQUE 3 — LISTA DE INGREDIENTES ÚNICOS</text:span></text:span></text:h>
      <text:p text:style-name="P4">Tabla con columnas:</text:p>
      <text:p text:style-name="P9"><text:span text:style-name="Source_20_Text"><text:span text:style-name="T1">Numero | Nombre | Supermercado</text:span></text:span></text:p>
      <text:p text:style-name="P4">Reglas:</text:p>
      <text:list text:style-name="L5">
        <text:list-item>
          <text:p text:style-name="P15"><text:span text:style-name="T1">Ingredientes </text:span><text:span text:style-name="Strong_20_Emphasis"><text:span text:style-name="T1">únicos</text:span></text:span><text:span text:style-name="T1">, sin repetir. </text:span></text:p>
        </text:list-item>
        <text:list-item>
          <text:p text:style-name="P15"><text:span text:style-name="T1">Ordenados por </text:span><text:span text:style-name="Strong_20_Emphasis"><text:span text:style-name="T1">supermercado</text:span></text:span><text:span text:style-name="T1"> (alfabético). </text:span></text:p>
        </text:list-item>
        <text:list-item>
          <text:p text:style-name="P16">Dentro del mismo supermercado, ordenados por nombre. </text:p>
        </text:list-item>
        <text:list-item>
          <text:p text:style-name="P17"><text:span text:style-name="Source_20_Text"><text:span text:style-name="T1">Numero</text:span></text:span><text:span text:style-name="T1"> es un índice correlativo. </text:span></text:p>
        </text:list-item>
      </text:list>
      <text:p text:style-name="P4">Ejemplo EXACTO según tu formato:</text:p>
      <text:p text:style-name="Preformatted_20_Text"><text:span text:style-name="Source_20_Text"><text:span text:style-name="T1">1 | Pollo <text:s text:c="2"/>| Lupa</text:span></text:span></text:p>
      <text:p text:style-name="Preformatted_20_Text"><text:span text:style-name="Source_20_Text"><text:span text:style-name="T1">2 | Sal <text:s text:c="4"/>| Lidl</text:span></text:span></text:p>
      <text:p text:style-name="Preformatted_20_Text"><text:span text:style-name="Source_20_Text"><text:span text:style-name="T1">3 | Aceite <text:s/>| Aldi</text:span></text:span></text:p>
      <text:p text:style-name="Preformatted_20_Text"><text:span text:style-name="Source_20_Text"><text:span text:style-name="T1">4 | Sopa <text:s text:c="3"/>| Aldi</text:span></text:span></text:p>
      <text:p text:style-name="Preformatted_20_Text"><text:span text:style-name="Source_20_Text"><text:span text:style-name="T1">5 | Huevo <text:s text:c="2"/>| Aldi</text:span></text:span></text:p>
      <text:p text:style-name="P9"><text:span text:style-name="Source_20_Text"><text:span text:style-name="T1">6 | Patatas | Aldi</text:span></text:span></text:p>
      <text:p text:style-name="P4">Notas:</text:p>
      <text:list text:style-name="L6">
        <text:list-item>
          <text:p text:style-name="P18"><text:span text:style-name="T1">Si un ingrediente no existe en </text:span><text:span text:style-name="Source_20_Text"><text:span text:style-name="T1">ingredientes.json</text:span></text:span><text:span text:style-name="T1"> → supermercado = </text:span><text:span text:style-name="Source_20_Text"><text:span text:style-name="T1">"Desconocido"</text:span></text:span><text:span text:style-name="T1">. </text:span></text:p>
        </text:list-item>
        <text:list-item>
          <text:p text:style-name="P18"><text:span text:style-name="T1">Esta lista se genera </text:span><text:span text:style-name="Strong_20_Emphasis"><text:span text:style-name="T1">solo</text:span></text:span><text:span text:style-name="T1"> a partir del menú efectivo. </text:span></text:p>
        </text:list-item>
        <text:list-item>
          <text:p text:style-name="P19">No depende del menú tentativo. </text:p>
        </text:list-item>
      </text:list>
      <text:p text:style-name="P1"/>
      <text:h text:style-name="P2" text:outline-level="1">🔍 IMPACTO DE ESTA DECISIÓN EN EL SISTEMA</text:h>
      <text:h text:style-name="P20" text:outline-level="3">1. El PDF ahora tiene una identidad clara</text:h>
      <text:list text:style-name="L7">
        <text:list-item>
          <text:p text:style-name="P21">Título fijo. </text:p>
        </text:list-item>
        <text:list-item>
          <text:p text:style-name="P21">Fecha de generación. </text:p>
        </text:list-item>
        <text:list-item>
          <text:p text:style-name="P22">Estructura profesional. </text:p>
        </text:list-item>
      </text:list>
      <text:h text:style-name="P20" text:outline-level="3">2. La fecha se obtiene en cliente</text:h>
      <text:list text:style-name="L8">
        <text:list-item>
          <text:p text:style-name="P23">No depende del servidor. </text:p>
        </text:list-item>
        <text:list-item>
          <text:p text:style-name="P23">No depende de zona horaria del hosting. </text:p>
        </text:list-item>
        <text:list-item>
          <text:p text:style-name="P24">Siempre coincide con el momento real de generación. </text:p>
        </text:list-item>
      </text:list>
      <text:h text:style-name="P20" text:outline-level="3">3. La compactación inmediata del menú efectivo garantiza coherencia</text:h>
      <text:list text:style-name="L9">
        <text:list-item>
          <text:p text:style-name="P25">La numeración del PDF siempre será limpia. </text:p>
        </text:list-item>
        <text:list-item>
          <text:p text:style-name="P26">No habrá saltos de días. </text:p>
        </text:list-item>
      </text:list>
      <text:h text:style-name="P20" text:outline-level="3">4. La lista de ingredientes coincide con la lista dinámica</text:h>
      <text:list text:style-name="L10">
        <text:list-item>
          <text:p text:style-name="P27">Misma lógica. </text:p>
        </text:list-item>
        <text:list-item>
          <text:p text:style-name="P27">Misma deduplicación. </text:p>
        </text:list-item>
        <text:list-item>
          <text:p text:style-name="P28">Mismo orden. </text:p>
        </text:list-item>
      </text:list>
      <text:p text:style-name="P1"/>
      <text:h text:style-name="P2" text:outline-level="1">✔️ ESPECIFICACIÓN FINAL CERRADA</text:h>
      <text:p text:style-name="Text_20_body"><text:span text:style-name="T1">Con esta última decisión, ya no queda </text:span><text:span text:style-name="Strong_20_Emphasis"><text:span text:style-name="T1">ninguna ambigüedad</text:span></text:span><text:span text:style-name="T1"> en:</text:span></text:p>
      <text:list text:style-name="L11">
        <text:list-item>
          <text:p text:style-name="P29">Modelo de datos </text:p>
        </text:list-item>
        <text:list-item>
          <text:p text:style-name="P29">Lógica de generación </text:p>
        </text:list-item>
        <text:list-item>
          <text:p text:style-name="P29">Lógica de exclusividades </text:p>
        </text:list-item>
        <text:list-item>
          <text:p text:style-name="P29">Restricciones de tipo </text:p>
        </text:list-item>
        <text:list-item>
          <text:p text:style-name="P29">Política de repeticiones </text:p>
        </text:list-item>
        <text:list-item>
          <text:p text:style-name="P29">Interacción tentativo → efectivo </text:p>
        </text:list-item>
        <text:list-item>
          <text:p text:style-name="P29">Crecimiento dinámico </text:p>
        </text:list-item>
        <text:list-item>
          <text:p text:style-name="P29">Compactación inmediata </text:p>
        </text:list-item>
        <text:list-item>
          <text:p text:style-name="P29"><text:soft-page-break/>Lista dinámica </text:p>
        </text:list-item>
        <text:list-item>
          <text:p text:style-name="P29">PDF (estructura, orden, contenido, título, fecha) </text:p>
        </text:list-item>
        <text:list-item>
          <text:p text:style-name="P29">UX </text:p>
        </text:list-item>
        <text:list-item>
          <text:p text:style-name="P29">Accesibilidad </text:p>
        </text:list-item>
        <text:list-item>
          <text:p text:style-name="P30">Restricciones técnicas </text:p>
        </text:list-item>
      </text:list>
      <text:p text:style-name="Text_20_body"><text:span text:style-name="T1">El sistema está </text:span><text:span text:style-name="Strong_20_Emphasis"><text:span text:style-name="T1">cerrado al 100%</text:span></text:span><text:span text:style-name="T1"> y listo para pasar a la siguiente fase.</text:span></text:p>
      <text:p text:style-name="P1"/>
      <text:h text:style-name="P2" text:outline-level="1">🟢 Cuando tú digas:</text:h>
      <text:p text:style-name="Text_20_body"><text:span text:style-name="Strong_20_Emphasis"><text:span text:style-name="T1">“Vamos a ello, genera la estructura de ficheros”</text:span></text:span></text:p>
      <text:p text:style-name="Text_20_body"><text:span text:style-name="T1">Te entregaré la estructura completa en un </text:span><text:span text:style-name="Strong_20_Emphasis"><text:span text:style-name="T1">bloque TXT sin renderizar</text:span></text:span><text:span text:style-name="T1">, tal como quieres.</text:span></text:p>
      <text:p text:style-name="P31"/>
      <text:p text:style-name="P31"/>
      <text:p text:style-name="P31"/>
      <text:p text:style-name="P32">Vale, vamos a poner todo encima de la mesa, sin prisas.</text:p>
      <text:p text:style-name="P4">Lo que me estás pidiendo ahora es:<text:line-break/><text:span text:style-name="Strong_20_Emphasis">que te explique con todo detalle qué tengo que hacer, qué pasos voy a seguir, qué piezas voy a construir, cómo encajan entre sí, y con ejemplos concretos</text:span>, pero <text:span text:style-name="Strong_20_Emphasis">sin ejecutar nada todavía</text:span> y sin empezar a generar código ni estructuras de ficheros. Solo dejar el mapa mental y técnico totalmente claro.</text:p>
      <text:p text:style-name="P4">Voy a organizarlo en fases, como si fuera el plan de trabajo de un arquitecto que se prepara para empezar la obra.</text:p>
      <text:p text:style-name="P1"/>
      <text:h text:style-name="P3" text:outline-level="2">1. Objetivo global de lo que tengo que hacer</text:h>
      <text:p text:style-name="P4">En esencia, lo que tengo que hacer es:</text:p>
      <text:list text:style-name="L12">
        <text:list-item>
          <text:p text:style-name="P33"><text:span text:style-name="Strong_20_Emphasis">Diseñar y describir una aplicación web en PHP</text:span> que:</text:p>
          <text:list>
            <text:list-item>
              <text:p text:style-name="P34">Use <text:span text:style-name="Strong_20_Emphasis">solo JSON</text:span> como fuente de datos. </text:p>
            </text:list-item>
            <text:list-item>
              <text:p text:style-name="P34">Genere un <text:span text:style-name="Strong_20_Emphasis">menú tentativo</text:span> (en servidor). </text:p>
            </text:list-item>
            <text:list-item>
              <text:p text:style-name="P34">Permita construir un <text:span text:style-name="Strong_20_Emphasis">menú efectivo</text:span> (en cliente). </text:p>
            </text:list-item>
            <text:list-item>
              <text:p text:style-name="P34">Genere una <text:span text:style-name="Strong_20_Emphasis">lista dinámica de ingredientes</text:span>. </text:p>
            </text:list-item>
            <text:list-item>
              <text:p text:style-name="P34">Genere un <text:span text:style-name="Strong_20_Emphasis">PDF</text:span> con: </text:p>
              <text:list>
                <text:list-item>
                  <text:p text:style-name="P34">Menú efectivo detallado. </text:p>
                </text:list-item>
                <text:list-item>
                  <text:p text:style-name="P34">Lista de ingredientes únicos ordenados por supermercado. </text:p>
                </text:list-item>
              </text:list>
            </text:list-item>
          </text:list>
        </text:list-item>
        <text:list-item>
          <text:p text:style-name="P33"><text:span text:style-name="Strong_20_Emphasis">Respetar todas las reglas de negocio</text:span> que hemos ido cerrando:</text:p>
          <text:list>
            <text:list-item>
              <text:p text:style-name="P34">Lógica de personas (Eme/Cris). </text:p>
            </text:list-item>
            <text:list-item>
              <text:p text:style-name="P34">Restricciones de tipo (pasta, fajitas, tortillas, cremas, pescado). </text:p>
            </text:list-item>
            <text:list-item>
              <text:p text:style-name="P34">Política de repeticiones (último recurso). </text:p>
            </text:list-item>
            <text:list-item>
              <text:p text:style-name="P34">Exclusividades y complementos. </text:p>
            </text:list-item>
            <text:list-item>
              <text:p text:style-name="P34">No repetir plato en el mismo día. </text:p>
            </text:list-item>
            <text:list-item>
              <text:p text:style-name="P34">Filtros por herramientas. </text:p>
            </text:list-item>
            <text:list-item>
              <text:p text:style-name="P34">Compactación inmediata del menú efectivo. </text:p>
            </text:list-item>
            <text:list-item>
              <text:p text:style-name="P34">Accesibilidad y responsive. </text:p>
            </text:list-item>
          </text:list>
        </text:list-item>
        <text:list-item>
          <text:p text:style-name="P33"><text:span text:style-name="Strong_20_Emphasis">Cuando tú lo pidas</text:span>, hacer dos cosas grandes:</text:p>
          <text:list>
            <text:list-item>
              <text:p text:style-name="P34">Primero: <text:span text:style-name="Strong_20_Emphasis">generar la estructura de ficheros</text:span> (carpetas y archivos). </text:p>
            </text:list-item>
            <text:list-item>
              <text:p text:style-name="P33">Después: <text:span text:style-name="Strong_20_Emphasis">ir rellenando el contenido de cada fichero</text:span>, paso a paso, en bloques de texto plano. </text:p>
            </text:list-item>
          </text:list>
        </text:list-item>
      </text:list>
      <text:p text:style-name="P4">Ahora mismo, lo que voy a hacer es explicarte <text:span text:style-name="Strong_20_Emphasis">cómo voy a abordar todo eso</text:span>, qué pasos seguiré, qué decisiones ya están tomadas y qué forma tendrá cada parte.</text:p>
      <text:p text:style-name="P1"/>
      <text:h text:style-name="P3" text:outline-level="2">2. Fases de trabajo que seguiré (a alto nivel)</text:h>
      <text:p text:style-name="P4">Te resumo primero las fases, luego entro al detalle:</text:p>
      <text:list text:style-name="L13">
        <text:list-item>
          <text:p text:style-name="P35"><text:span text:style-name="Strong_20_Emphasis">Fase 1 – Estructura de ficheros</text:span> <text:line-break/>Definir qué archivos existirán, cómo se organizarán y para qué sirve cada uno.</text:p>
        </text:list-item>
        <text:list-item>
          <text:p text:style-name="P35"><text:span text:style-name="Strong_20_Emphasis">Fase 2 – Modelo de datos JSON</text:span> <text:line-break/>Asegurar que <text:span text:style-name="Source_20_Text">platos.json</text:span>, <text:span text:style-name="Source_20_Text">recetas.json</text:span> e <text:span text:style-name="Source_20_Text">ingredientes.json</text:span> están bien definidos y coherentes con tus reglas.</text:p>
        </text:list-item>
        <text:list-item>
          <text:p text:style-name="P35"><text:span text:style-name="Strong_20_Emphasis">Fase 3 – Lógica de generación del menú tentativo (PHP)</text:span> <text:line-break/>Diseñar cómo PHP:</text:p>
          <text:list>
            <text:list-item>
              <text:p text:style-name="P36">Lee los JSON. </text:p>
            </text:list-item>
            <text:list-item>
              <text:p text:style-name="P36">Aplica filtros de herramientas. </text:p>
            </text:list-item>
            <text:list-item>
              <text:p text:style-name="P36">Aplica restricciones de tipo. </text:p>
            </text:list-item>
            <text:list-item>
              <text:p text:style-name="P36">Aplica lógica Eme/Cris. </text:p>
            </text:list-item>
            <text:list-item>
              <text:p text:style-name="P36">Minimiza repeticiones. </text:p>
            </text:list-item>
            <text:list-item>
              <text:p text:style-name="P36">Construye el menú tentativo. </text:p>
            </text:list-item>
          </text:list>
        </text:list-item>
        <text:list-item>
          <text:p text:style-name="P35"><text:span text:style-name="Strong_20_Emphasis">Fase 4 – Interfaz de </text:span><text:span text:style-name="Strong_20_Emphasis"><text:span text:style-name="Source_20_Text">index.php</text:span></text:span> <text:line-break/>Definir:</text:p>
          <text:list>
            <text:list-item>
              <text:p text:style-name="P36">Formulario de filtros. </text:p>
            </text:list-item>
            <text:list-item>
              <text:p text:style-name="P36">Tabla del menú tentativo. </text:p>
            </text:list-item>
            <text:list-item>
              <text:p text:style-name="P36">Tabla del menú efectivo (estructura inicial). </text:p>
            </text:list-item>
            <text:list-item>
              <text:p text:style-name="P36">Hooks para JS. </text:p>
            </text:list-item>
          </text:list>
        </text:list-item>
        <text:list-item>
          <text:p text:style-name="P35"><text:span text:style-name="Strong_20_Emphasis">Fase 5 – Lógica del menú efectivo (JS en cliente)</text:span> <text:line-break/>Diseñar cómo JS:</text:p>
          <text:list>
            <text:list-item>
              <text:p text:style-name="P36"><text:soft-page-break/>Mantiene el estado del menú efectivo. </text:p>
            </text:list-item>
            <text:list-item>
              <text:p text:style-name="P36">Añade platos desde el tentativo. </text:p>
            </text:list-item>
            <text:list-item>
              <text:p text:style-name="P36">Quita platos (checkboxes). </text:p>
            </text:list-item>
            <text:list-item>
              <text:p text:style-name="P36">Compacta días. </text:p>
            </text:list-item>
            <text:list-item>
              <text:p text:style-name="P36">Lanza toasts. </text:p>
            </text:list-item>
            <text:list-item>
              <text:p text:style-name="P36">Llama al servidor para la lista de ingredientes (si hace falta) o la calcula en cliente. </text:p>
            </text:list-item>
          </text:list>
        </text:list-item>
        <text:list-item>
          <text:p text:style-name="P35"><text:span text:style-name="Strong_20_Emphasis">Fase 6 – Lista dinámica de ingredientes</text:span> <text:line-break/>Definir cómo se genera y actualiza:</text:p>
          <text:list>
            <text:list-item>
              <text:p text:style-name="P36">Qué datos usa. </text:p>
            </text:list-item>
            <text:list-item>
              <text:p text:style-name="P36">Cómo agrupa. </text:p>
            </text:list-item>
            <text:list-item>
              <text:p text:style-name="P36">Cómo resuelve supermercados. </text:p>
            </text:list-item>
          </text:list>
        </text:list-item>
        <text:list-item>
          <text:p text:style-name="P35"><text:span text:style-name="Strong_20_Emphasis">Fase 7 – Generación del PDF en cliente</text:span> <text:line-break/>Diseñar:</text:p>
          <text:list>
            <text:list-item>
              <text:p text:style-name="P36">Cómo se construye el contenido del PDF. </text:p>
            </text:list-item>
            <text:list-item>
              <text:p text:style-name="P36">Cómo se refleja el menú efectivo. </text:p>
            </text:list-item>
            <text:list-item>
              <text:p text:style-name="P36">Cómo se genera la lista de ingredientes únicos. </text:p>
            </text:list-item>
            <text:list-item>
              <text:p text:style-name="P36">Cómo se añade título + fecha. </text:p>
            </text:list-item>
          </text:list>
        </text:list-item>
        <text:list-item>
          <text:p text:style-name="P35"><text:span text:style-name="Strong_20_Emphasis">Fase 8 – </text:span><text:span text:style-name="Strong_20_Emphasis"><text:span text:style-name="Source_20_Text">receta.php</text:span></text:span> <text:line-break/>Definir cómo:</text:p>
          <text:list>
            <text:list-item>
              <text:p text:style-name="P36">Recibe <text:span text:style-name="Source_20_Text">id</text:span>. </text:p>
            </text:list-item>
            <text:list-item>
              <text:p text:style-name="P36">Lee <text:span text:style-name="Source_20_Text">recetas.json</text:span>. </text:p>
            </text:list-item>
            <text:list-item>
              <text:p text:style-name="P36">Renderiza la receta. </text:p>
            </text:list-item>
          </text:list>
        </text:list-item>
        <text:list-item>
          <text:p text:style-name="P35"><text:span text:style-name="Strong_20_Emphasis">Fase 9 – Accesibilidad y responsive</text:span> <text:line-break/>Ajustar:</text:p>
          <text:list>
            <text:list-item>
              <text:p text:style-name="P36">Semántica HTML. </text:p>
            </text:list-item>
            <text:list-item>
              <text:p text:style-name="P36">Navegación por teclado. </text:p>
            </text:list-item>
            <text:list-item>
              <text:p text:style-name="P36">Tablas accesibles. </text:p>
            </text:list-item>
            <text:list-item>
              <text:p text:style-name="P35">CSS responsive. </text:p>
            </text:list-item>
          </text:list>
        </text:list-item>
      </text:list>
      <text:p text:style-name="P4">En cada fase, cuando tú me lo pidas, yo te daré <text:span text:style-name="Strong_20_Emphasis">bloques de texto plano</text:span> con el contenido correspondiente.</text:p>
      <text:p text:style-name="P1"/>
      <text:h text:style-name="P3" text:outline-level="2">3. Fase 1 – Estructura de ficheros (qué haré exactamente)</text:h>
      <text:p text:style-name="P4">Cuando me digas “vamos a ello, genera la estructura de ficheros”, lo que haré será:</text:p>
      <text:list text:style-name="L14">
        <text:list-item>
          <text:p text:style-name="P37">Proponer una estructura tipo:</text:p>
          <text:list>
            <text:list-item>
              <text:p text:style-name="P38"><text:span text:style-name="Source_20_Text">index.php</text:span> → página principal del generador. </text:p>
            </text:list-item>
            <text:list-item>
              <text:p text:style-name="P38"><text:span text:style-name="Source_20_Text">receta.php</text:span> → página de detalle de receta. </text:p>
            </text:list-item>
            <text:list-item>
              <text:p text:style-name="P38"><text:span text:style-name="Source_20_Text">/data/</text:span> → carpeta con los JSON: </text:p>
              <text:list>
                <text:list-item>
                  <text:p text:style-name="P38"><text:span text:style-name="Source_20_Text">platos.json</text:span> </text:p>
                </text:list-item>
                <text:list-item>
                  <text:p text:style-name="P38"><text:span text:style-name="Source_20_Text">recetas.json</text:span> </text:p>
                </text:list-item>
                <text:list-item>
                  <text:p text:style-name="P38"><text:span text:style-name="Source_20_Text">ingredientes.json</text:span> </text:p>
                </text:list-item>
              </text:list>
            </text:list-item>
            <text:list-item>
              <text:p text:style-name="P38"><text:span text:style-name="Source_20_Text">/assets/js/</text:span> → scripts de cliente: </text:p>
              <text:list>
                <text:list-item>
                  <text:p text:style-name="P38"><text:span text:style-name="Source_20_Text">app.js</text:span> (o nombre similar). </text:p>
                </text:list-item>
              </text:list>
            </text:list-item>
            <text:list-item>
              <text:p text:style-name="P38"><text:span text:style-name="Source_20_Text">/assets/css/</text:span> → estilos: </text:p>
              <text:list>
                <text:list-item>
                  <text:p text:style-name="P38"><text:span text:style-name="Source_20_Text">styles.css</text:span>. </text:p>
                </text:list-item>
              </text:list>
            </text:list-item>
            <text:list-item>
              <text:p text:style-name="P38"><text:span text:style-name="Source_20_Text">/assets/vendor/</text:span> (si hiciera falta alguna librería JS para PDF, por ejemplo). </text:p>
            </text:list-item>
            <text:list-item>
              <text:p text:style-name="P38">Quizá algún <text:span text:style-name="Source_20_Text">api.php</text:span> o similar si decidimos que la lista de ingredientes se calcule en servidor (esto lo puedo dejar claro antes de crear nada). </text:p>
            </text:list-item>
          </text:list>
        </text:list-item>
        <text:list-item>
          <text:p text:style-name="P37">Explicarte para qué sirve cada fichero, por ejemplo:</text:p>
          <text:list>
            <text:list-item>
              <text:p text:style-name="P37"><text:span text:style-name="Source_20_Text">index.php</text:span>:</text:p>
              <text:list>
                <text:list-item>
                  <text:p text:style-name="P38">Muestra el formulario de filtros. </text:p>
                </text:list-item>
                <text:list-item>
                  <text:p text:style-name="P38">Genera el menú tentativo. </text:p>
                </text:list-item>
                <text:list-item>
                  <text:p text:style-name="P38">Pinta la tabla del menú efectivo (estructura vacía). </text:p>
                </text:list-item>
                <text:list-item>
                  <text:p text:style-name="P38">Incluye los scripts JS y CSS. </text:p>
                </text:list-item>
              </text:list>
            </text:list-item>
            <text:list-item>
              <text:p text:style-name="P37"><text:span text:style-name="Source_20_Text">app.js</text:span>:</text:p>
              <text:list>
                <text:list-item>
                  <text:p text:style-name="P38">Mantiene el estado del menú efectivo. </text:p>
                </text:list-item>
                <text:list-item>
                  <text:p text:style-name="P38">Gestiona clicks en el menú tentativo. </text:p>
                </text:list-item>
                <text:list-item>
                  <text:p text:style-name="P38">Gestiona checkboxes del menú efectivo. </text:p>
                </text:list-item>
                <text:list-item>
                  <text:p text:style-name="P38">Compacta días. </text:p>
                </text:list-item>
                <text:list-item>
                  <text:p text:style-name="P38"><text:soft-page-break/>Genera toasts. </text:p>
                </text:list-item>
                <text:list-item>
                  <text:p text:style-name="P38">Llama a la lógica de PDF. </text:p>
                </text:list-item>
              </text:list>
            </text:list-item>
            <text:list-item>
              <text:p text:style-name="P37"><text:span text:style-name="Source_20_Text">platos.json</text:span>, <text:span text:style-name="Source_20_Text">recetas.json</text:span>, <text:span text:style-name="Source_20_Text">ingredientes.json</text:span>:</text:p>
              <text:list>
                <text:list-item>
                  <text:p text:style-name="P38">Fuente de verdad de los datos. </text:p>
                </text:list-item>
              </text:list>
            </text:list-item>
          </text:list>
        </text:list-item>
        <text:list-item>
          <text:p text:style-name="P37">Entregarte esa estructura en un <text:span text:style-name="Strong_20_Emphasis">bloque de texto plano</text:span>, por ejemplo:</text:p>
          <text:p text:style-name="P37">(esto es solo un ejemplo conceptual, no definitivo)</text:p>
          <text:p text:style-name="P39"><text:span text:style-name="Source_20_Text">/index.php</text:span></text:p>
          <text:p text:style-name="P39"><text:span text:style-name="Source_20_Text">/receta.php</text:span></text:p>
          <text:p text:style-name="P39"><text:span text:style-name="Source_20_Text">/data/platos.json</text:span></text:p>
          <text:p text:style-name="P39"><text:span text:style-name="Source_20_Text">/data/recetas.json</text:span></text:p>
          <text:p text:style-name="P39"><text:span text:style-name="Source_20_Text">/data/ingredientes.json</text:span></text:p>
          <text:p text:style-name="P39"><text:span text:style-name="Source_20_Text">/assets/js/app.js</text:span></text:p>
          <text:p text:style-name="P40"><text:span text:style-name="Source_20_Text">/assets/css/styles.css</text:span></text:p>
          <text:p text:style-name="P37">Pero cuando llegue el momento, lo haré con más detalle.</text:p>
        </text:list-item>
      </text:list>
      <text:p text:style-name="P1"/>
      <text:h text:style-name="P3" text:outline-level="2">4. Fase 2 – Modelo de datos JSON (qué haré y qué tengo claro)</text:h>
      <text:p text:style-name="P4">Aquí no tengo que inventar nada, solo respetar lo que ya hemos definido:</text:p>
      <text:h text:style-name="P20" text:outline-level="3">4.1. <text:span text:style-name="Source_20_Text">platos.json</text:span></text:h>
      <text:list text:style-name="L15">
        <text:list-item>
          <text:p text:style-name="P41">Tendrá un array <text:span text:style-name="Source_20_Text">platos</text:span>.</text:p>
        </text:list-item>
        <text:list-item>
          <text:p text:style-name="P41">Cada plato tendrá:</text:p>
          <text:list>
            <text:list-item>
              <text:p text:style-name="P42"><text:span text:style-name="Source_20_Text">id</text:span>: entero. </text:p>
            </text:list-item>
            <text:list-item>
              <text:p text:style-name="P42"><text:span text:style-name="Source_20_Text">nombre</text:span>: string. </text:p>
            </text:list-item>
            <text:list-item>
              <text:p text:style-name="P42"><text:span text:style-name="Source_20_Text">comida</text:span>: boolean. </text:p>
            </text:list-item>
            <text:list-item>
              <text:p text:style-name="P42"><text:span text:style-name="Source_20_Text">cena</text:span>: boolean. </text:p>
            </text:list-item>
            <text:list-item>
              <text:p text:style-name="P42"><text:span text:style-name="Source_20_Text">tipo</text:span>: <text:span text:style-name="Strong_20_Emphasis">array de strings</text:span> (ej: <text:span text:style-name="Source_20_Text">["pasta"]</text:span>, <text:span text:style-name="Source_20_Text">["pescado", "horno"]</text:span>). </text:p>
            </text:list-item>
            <text:list-item>
              <text:p text:style-name="P42"><text:span text:style-name="Source_20_Text">para_eme</text:span>: boolean. </text:p>
            </text:list-item>
            <text:list-item>
              <text:p text:style-name="P42"><text:span text:style-name="Source_20_Text">para_cris</text:span>: boolean. </text:p>
            </text:list-item>
            <text:list-item>
              <text:p text:style-name="P41"><text:span text:style-name="Source_20_Text">id_receta</text:span>: entero. </text:p>
            </text:list-item>
          </text:list>
        </text:list-item>
      </text:list>
      <text:p text:style-name="P4">Ejemplo:</text:p>
      <text:p text:style-name="P43"><text:span text:style-name="Source_20_Text">{</text:span></text:p>
      <text:p text:style-name="P43"><text:span text:style-name="Source_20_Text"><text:s text:c="2"/>"platos": [</text:span></text:p>
      <text:p text:style-name="P43"><text:span text:style-name="Source_20_Text"><text:s text:c="4"/>{</text:span></text:p>
      <text:p text:style-name="P43"><text:span text:style-name="Source_20_Text"><text:s text:c="6"/>"id": 1,</text:span></text:p>
      <text:p text:style-name="P43"><text:span text:style-name="Source_20_Text"><text:s text:c="6"/>"nombre": "Sopa de cocido + Filete de lomo",</text:span></text:p>
      <text:p text:style-name="P43"><text:span text:style-name="Source_20_Text"><text:s text:c="6"/>"comida": true,</text:span></text:p>
      <text:p text:style-name="P43"><text:span text:style-name="Source_20_Text"><text:s text:c="6"/>"cena": false,</text:span></text:p>
      <text:p text:style-name="P43"><text:span text:style-name="Source_20_Text"><text:s text:c="6"/>"tipo": ["sopa", "carne"],</text:span></text:p>
      <text:p text:style-name="P43"><text:span text:style-name="Source_20_Text"><text:s text:c="6"/>"para_eme": true,</text:span></text:p>
      <text:p text:style-name="P43"><text:span text:style-name="Source_20_Text"><text:s text:c="6"/>"para_cris": true,</text:span></text:p>
      <text:p text:style-name="P43"><text:span text:style-name="Source_20_Text"><text:s text:c="6"/>"id_receta": 1</text:span></text:p>
      <text:p text:style-name="P43"><text:span text:style-name="Source_20_Text"><text:s text:c="4"/>}</text:span></text:p>
      <text:p text:style-name="P43"><text:span text:style-name="Source_20_Text"><text:s text:c="2"/>]</text:span></text:p>
      <text:p text:style-name="P44"><text:span text:style-name="Source_20_Text">}</text:span></text:p>
      <text:h text:style-name="P20" text:outline-level="3">4.2. <text:span text:style-name="Source_20_Text">recetas.json</text:span></text:h>
      <text:list text:style-name="L16">
        <text:list-item>
          <text:p text:style-name="P45">Array <text:span text:style-name="Source_20_Text">recetas</text:span>.</text:p>
        </text:list-item>
        <text:list-item>
          <text:p text:style-name="P45">Cada receta:</text:p>
          <text:list>
            <text:list-item>
              <text:p text:style-name="P46"><text:span text:style-name="Source_20_Text">id</text:span> </text:p>
            </text:list-item>
            <text:list-item>
              <text:p text:style-name="P46"><text:span text:style-name="Source_20_Text">titulo_html</text:span> </text:p>
            </text:list-item>
            <text:list-item>
              <text:p text:style-name="P46"><text:span text:style-name="Source_20_Text">subtitulo_html</text:span> </text:p>
            </text:list-item>
            <text:list-item>
              <text:p text:style-name="P46"><text:span text:style-name="Source_20_Text">texto_html</text:span> </text:p>
            </text:list-item>
            <text:list-item>
              <text:p text:style-name="P46"><text:span text:style-name="Source_20_Text">ingredientes</text:span>: array de nombres. </text:p>
            </text:list-item>
            <text:list-item>
              <text:p text:style-name="P46"><text:span text:style-name="Source_20_Text">herramientas</text:span>: array de strings. </text:p>
            </text:list-item>
            <text:list-item>
              <text:p text:style-name="P45"><text:span text:style-name="Source_20_Text">enlace</text:span>: URL. </text:p>
            </text:list-item>
          </text:list>
        </text:list-item>
      </text:list>
      <text:h text:style-name="P20" text:outline-level="3"><text:soft-page-break/>4.3. <text:span text:style-name="Source_20_Text">ingredientes.json</text:span></text:h>
      <text:list text:style-name="L17">
        <text:list-item>
          <text:p text:style-name="P47">Array <text:span text:style-name="Source_20_Text">ingredientes</text:span>.</text:p>
        </text:list-item>
        <text:list-item>
          <text:p text:style-name="P47">Cada ingrediente:</text:p>
          <text:list>
            <text:list-item>
              <text:p text:style-name="P48"><text:span text:style-name="Source_20_Text">nombre</text:span>: clave única. </text:p>
            </text:list-item>
            <text:list-item>
              <text:p text:style-name="P48"><text:span text:style-name="Source_20_Text">calorias_x_100g</text:span>: opcional. </text:p>
            </text:list-item>
            <text:list-item>
              <text:p text:style-name="P47"><text:span text:style-name="Source_20_Text">supermercado</text:span>: string. </text:p>
            </text:list-item>
          </text:list>
        </text:list-item>
      </text:list>
      <text:p text:style-name="P4">Reglas que aplicaré en la lógica:</text:p>
      <text:list text:style-name="L18">
        <text:list-item>
          <text:p text:style-name="P49">Coincidencia exacta por <text:span text:style-name="Source_20_Text">nombre</text:span>. </text:p>
        </text:list-item>
        <text:list-item>
          <text:p text:style-name="P50">Si no existe → <text:span text:style-name="Source_20_Text">supermercado = "Desconocido"</text:span>. </text:p>
        </text:list-item>
      </text:list>
      <text:p text:style-name="P1"/>
      <text:h text:style-name="P3" text:outline-level="2">5. Fase 3 – Lógica de generación del menú tentativo (qué pasos seguiré)</text:h>
      <text:p text:style-name="P4">Aquí es donde la cosa se pone interesante a nivel de lógica.</text:p>
      <text:p text:style-name="P4">Lo que haré (conceptualmente) es:</text:p>
      <text:list text:style-name="L19">
        <text:list-item>
          <text:p text:style-name="P51"><text:span text:style-name="Strong_20_Emphasis">Leer los JSON en PHP</text:span>:</text:p>
          <text:list>
            <text:list-item>
              <text:p text:style-name="P52"><text:span text:style-name="Source_20_Text">platos.json</text:span> </text:p>
            </text:list-item>
            <text:list-item>
              <text:p text:style-name="P52"><text:span text:style-name="Source_20_Text">recetas.json</text:span> </text:p>
            </text:list-item>
            <text:list-item>
              <text:p text:style-name="P52"><text:span text:style-name="Source_20_Text">ingredientes.json</text:span> (quizá no haga falta para el tentativo, pero sí para otras cosas). </text:p>
            </text:list-item>
          </text:list>
        </text:list-item>
        <text:list-item>
          <text:p text:style-name="P51"><text:span text:style-name="Strong_20_Emphasis">Aplicar filtros de herramientas</text:span>:</text:p>
          <text:list>
            <text:list-item>
              <text:p text:style-name="P52">A partir del selector “No contenga herramientas”: </text:p>
              <text:list>
                <text:list-item>
                  <text:p text:style-name="P52">Recoger las herramientas seleccionadas. </text:p>
                </text:list-item>
                <text:list-item>
                  <text:p text:style-name="P52">Excluir todas las recetas que usen esas herramientas. </text:p>
                </text:list-item>
                <text:list-item>
                  <text:p text:style-name="P52">Por tanto, excluir los platos que apunten a esas recetas. </text:p>
                </text:list-item>
              </text:list>
            </text:list-item>
          </text:list>
        </text:list-item>
        <text:list-item>
          <text:p text:style-name="P51"><text:span text:style-name="Strong_20_Emphasis">Filtrar por número de días</text:span>:</text:p>
          <text:list>
            <text:list-item>
              <text:p text:style-name="P52">El usuario introduce un número <text:span text:style-name="Source_20_Text">D</text:span> (días). </text:p>
            </text:list-item>
            <text:list-item>
              <text:p text:style-name="P52">El menú tentativo tendrá <text:span text:style-name="Source_20_Text">D</text:span> filas (cada fila = un día con comida y/o cena). </text:p>
            </text:list-item>
          </text:list>
        </text:list-item>
        <text:list-item>
          <text:p text:style-name="P51"><text:span text:style-name="Strong_20_Emphasis">Aplicar lógica de personas (Eme/Cris)</text:span>:</text:p>
          <text:list>
            <text:list-item>
              <text:p text:style-name="P52">Para cada día y cada periodo (comida/cena): </text:p>
              <text:list>
                <text:list-item>
                  <text:p text:style-name="P52">Elegir platos que respeten: </text:p>
                  <text:list>
                    <text:list-item>
                      <text:p text:style-name="P52"><text:span text:style-name="Source_20_Text">para_eme</text:span> / <text:span text:style-name="Source_20_Text">para_cris</text:span>. </text:p>
                    </text:list-item>
                    <text:list-item>
                      <text:p text:style-name="P52">Exclusividades. </text:p>
                    </text:list-item>
                    <text:list-item>
                      <text:p text:style-name="P52">Complementos (si un plato es exclusivo de uno, buscar exclusivo del otro o compartido)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<text:span text:style-name="Strong_20_Emphasis">Aplicar restricciones de tipo</text:span>:</text:p>
          <text:list>
            <text:list-item>
              <text:p text:style-name="P52">Distancias mínimas: </text:p>
              <text:list>
                <text:list-item>
                  <text:p text:style-name="P52">≥ 4 días entre pasta. </text:p>
                </text:list-item>
                <text:list-item>
                  <text:p text:style-name="P52">≥ 9 días entre fajitas. </text:p>
                </text:list-item>
                <text:list-item>
                  <text:p text:style-name="P52">≥ 5 días entre tortillas. </text:p>
                </text:list-item>
                <text:list-item>
                  <text:p text:style-name="P52">≥ 5 días entre cremas. </text:p>
                </text:list-item>
              </text:list>
            </text:list-item>
            <text:list-item>
              <text:p text:style-name="P52">Al menos un pescado cada 7 días. </text:p>
            </text:list-item>
            <text:list-item>
              <text:p text:style-name="P52">Recordando tu prioridad: </text:p>
              <text:list>
                <text:list-item>
                  <text:p text:style-name="P52">Es preferible <text:span text:style-name="Strong_20_Emphasis">romper distancias de tipo</text:span> antes que romper exclusividades Eme/Cris. </text:p>
                </text:list-item>
              </text:list>
            </text:list-item>
          </text:list>
        </text:list-item>
        <text:list-item>
          <text:p text:style-name="P51"><text:span text:style-name="Strong_20_Emphasis">Aplicar política de repeticiones</text:span>:</text:p>
          <text:list>
            <text:list-item>
              <text:p text:style-name="P52">Intentar no repetir platos. </text:p>
            </text:list-item>
            <text:list-item>
              <text:p text:style-name="P52">Si no es posible cumplir todo: </text:p>
              <text:list>
                <text:list-item>
                  <text:p text:style-name="P52">Permitir repeticiones como <text:span text:style-name="Strong_20_Emphasis">último recurso</text:span>. </text:p>
                </text:list-item>
                <text:list-item>
                  <text:p text:style-name="P52">Intentar que sean las mínimas posibles. </text:p>
                </text:list-item>
                <text:list-item>
                  <text:p text:style-name="P52">Intentar que estén lo más separadas posible. </text:p>
                </text:list-item>
              </text:list>
            </text:list-item>
          </text:list>
        </text:list-item>
        <text:list-item>
          <text:p text:style-name="P51"><text:span text:style-name="Strong_20_Emphasis">Garantizar que no se repite un plato en el mismo día</text:span>:</text:p>
          <text:list>
            <text:list-item>
              <text:p text:style-name="P52">Ni como comida y cena. </text:p>
            </text:list-item>
            <text:list-item>
              <text:p text:style-name="P52">Ni como plato de Eme y Cris (si se llegara a ese nivel de detalle). </text:p>
            </text:list-item>
          </text:list>
        </text:list-item>
        <text:list-item>
          <text:p text:style-name="P51"><text:span text:style-name="Strong_20_Emphasis">Construir la tabla del menú tentativo</text:span>:</text:p>
          <text:list>
            <text:list-item>
              <text:p text:style-name="P52">Con columnas: </text:p>
              <text:list>
                <text:list-item>
                  <text:p text:style-name="P52"><text:span text:style-name="Source_20_Text">Nº | Comida | Para | Cena | Para</text:span> </text:p>
                </text:list-item>
              </text:list>
            </text:list-item>
            <text:list-item>
              <text:p text:style-name="P52">Cada celda de comida/cena: </text:p>
              <text:list>
                <text:list-item>
                  <text:p text:style-name="P52">Nombre del plato. </text:p>
                </text:list-item>
                <text:list-item>
                  <text:p text:style-name="P52"><text:soft-page-break/>Enlace <text:span text:style-name="Source_20_Text">[Receta]</text:span> que apunte a <text:span text:style-name="Source_20_Text">receta.php?id=...</text:span>. </text:p>
                </text:list-item>
                <text:list-item>
                  <text:p text:style-name="P51">Información de para quién es (Eme, Cris, ambos). </text:p>
                </text:list-item>
              </text:list>
            </text:list-item>
          </text:list>
        </text:list-item>
      </text:list>
      <text:p text:style-name="P4">Todo esto lo dejaré claro en la descripción de la lógica antes de escribir una sola línea de código.</text:p>
      <text:p text:style-name="P1"/>
      <text:h text:style-name="P3" text:outline-level="2">6. Fase 4 – Interfaz de <text:span text:style-name="Source_20_Text">index.php</text:span> (qué haré)</text:h>
      <text:p text:style-name="P4">En <text:span text:style-name="Source_20_Text">index.php</text:span> tendré que:</text:p>
      <text:list text:style-name="L20">
        <text:list-item>
          <text:p text:style-name="P53"><text:span text:style-name="Strong_20_Emphasis">Pintar el formulario de controles</text:span>:</text:p>
          <text:list>
            <text:list-item>
              <text:p text:style-name="P54">Selector múltiple “No contenga herramientas”. </text:p>
            </text:list-item>
            <text:list-item>
              <text:p text:style-name="P54">Input numérico “Días”. </text:p>
            </text:list-item>
            <text:list-item>
              <text:p text:style-name="P54">Botón “Generar”. </text:p>
            </text:list-item>
          </text:list>
        </text:list-item>
        <text:list-item>
          <text:p text:style-name="P53"><text:span text:style-name="Strong_20_Emphasis">Mostrar el menú tentativo</text:span>:</text:p>
          <text:list>
            <text:list-item>
              <text:p text:style-name="P54">Solo cuando se haya pulsado “Generar”. </text:p>
            </text:list-item>
            <text:list-item>
              <text:p text:style-name="P54">Tabla no editable. </text:p>
            </text:list-item>
            <text:list-item>
              <text:p text:style-name="P54">Celdas clicables. </text:p>
            </text:list-item>
          </text:list>
        </text:list-item>
        <text:list-item>
          <text:p text:style-name="P53"><text:span text:style-name="Strong_20_Emphasis">Mostrar el menú efectivo</text:span>:</text:p>
          <text:list>
            <text:list-item>
              <text:p text:style-name="P54">Tabla con cabecera fija: </text:p>
              <text:list>
                <text:list-item>
                  <text:p text:style-name="P54"><text:span text:style-name="Source_20_Text">Día | Comida | Quitar | Cena | Quitar</text:span> </text:p>
                </text:list-item>
              </text:list>
            </text:list-item>
            <text:list-item>
              <text:p text:style-name="P54">Inicialmente sin filas (porque el menú efectivo empieza vacío). </text:p>
            </text:list-item>
            <text:list-item>
              <text:p text:style-name="P54">JS se encargará de ir añadiendo filas. </text:p>
            </text:list-item>
          </text:list>
        </text:list-item>
        <text:list-item>
          <text:p text:style-name="P53"><text:span text:style-name="Strong_20_Emphasis">Zona para la lista dinámica de ingredientes</text:span>:</text:p>
          <text:list>
            <text:list-item>
              <text:p text:style-name="P54">Un contenedor donde JS irá pintando la lista. </text:p>
            </text:list-item>
          </text:list>
        </text:list-item>
        <text:list-item>
          <text:p text:style-name="P53"><text:span text:style-name="Strong_20_Emphasis">Botones para PDF</text:span>:</text:p>
          <text:list>
            <text:list-item>
              <text:p text:style-name="P54">“Vista previa PDF”. </text:p>
            </text:list-item>
            <text:list-item>
              <text:p text:style-name="P54">“Descargar PDF”. </text:p>
            </text:list-item>
          </text:list>
        </text:list-item>
        <text:list-item>
          <text:p text:style-name="P53"><text:span text:style-name="Strong_20_Emphasis">Incluir scripts y estilos</text:span>:</text:p>
          <text:list>
            <text:list-item>
              <text:p text:style-name="P54"><text:span text:style-name="Source_20_Text">&lt;script src="assets/js/app.js"&gt;&lt;/script&gt;</text:span> </text:p>
            </text:list-item>
            <text:list-item>
              <text:p text:style-name="P53"><text:span text:style-name="Source_20_Text">&lt;link rel="stylesheet" href="assets/css/styles.css"&gt;</text:span> </text:p>
            </text:list-item>
          </text:list>
        </text:list-item>
      </text:list>
      <text:p text:style-name="P1"/>
      <text:h text:style-name="P3" text:outline-level="2">7. Fase 5 – Lógica del menú efectivo en JS (qué pasos seguiré)</text:h>
      <text:p text:style-name="P4">Aquí JS es el “cerebro” del cliente.</text:p>
      <text:p text:style-name="P4">Lo que haré conceptualmente:</text:p>
      <text:list text:style-name="L21">
        <text:list-item>
          <text:p text:style-name="P55"><text:span text:style-name="Strong_20_Emphasis">Definir una estructura de datos en JS</text:span> para el menú efectivo, por ejemplo:</text:p>
          <text:list>
            <text:list-item>
              <text:p text:style-name="P56">Un array de días. </text:p>
            </text:list-item>
            <text:list-item>
              <text:p text:style-name="P56">Cada día con: </text:p>
              <text:list>
                <text:list-item>
                  <text:p text:style-name="P56"><text:span text:style-name="Source_20_Text">comida</text:span>: objeto o <text:span text:style-name="Source_20_Text">null</text:span>. </text:p>
                </text:list-item>
                <text:list-item>
                  <text:p text:style-name="P56"><text:span text:style-name="Source_20_Text">cena</text:span>: objeto o <text:span text:style-name="Source_20_Text">null</text:span>. </text:p>
                </text:list-item>
              </text:list>
            </text:list-item>
          </text:list>
        </text:list-item>
        <text:list-item>
          <text:p text:style-name="P55"><text:span text:style-name="Strong_20_Emphasis">Gestionar clicks en el menú tentativo</text:span>:</text:p>
          <text:list>
            <text:list-item>
              <text:p text:style-name="P55">Cuando el usuario hace click en una celda de comida:</text:p>
              <text:list>
                <text:list-item>
                  <text:p text:style-name="P56">JS recibe la info del plato (id, nombre, ingredientes, etc.). </text:p>
                </text:list-item>
                <text:list-item>
                  <text:p text:style-name="P56">Busca el <text:span text:style-name="Strong_20_Emphasis">primer día</text:span> donde <text:span text:style-name="Source_20_Text">comida</text:span> esté vacía. </text:p>
                </text:list-item>
                <text:list-item>
                  <text:p text:style-name="P56">Si no lo encuentra: </text:p>
                  <text:list>
                    <text:list-item>
                      <text:p text:style-name="P56">Crea un nuevo día al final. </text:p>
                    </text:list-item>
                  </text:list>
                </text:list-item>
                <text:list-item>
                  <text:p text:style-name="P56">Inserta el plato en <text:span text:style-name="Source_20_Text">comida</text:span>. </text:p>
                </text:list-item>
                <text:list-item>
                  <text:p text:style-name="P56">Actualiza la tabla del menú efectivo. </text:p>
                </text:list-item>
                <text:list-item>
                  <text:p text:style-name="P56">Muestra un <text:span text:style-name="Strong_20_Emphasis">toast</text:span> “Comida añadida”. </text:p>
                </text:list-item>
              </text:list>
            </text:list-item>
            <text:list-item>
              <text:p text:style-name="P55">Lo mismo para cena, pero buscando huecos en <text:span text:style-name="Source_20_Text">cena</text:span>.</text:p>
            </text:list-item>
          </text:list>
        </text:list-item>
        <text:list-item>
          <text:p text:style-name="P55"><text:span text:style-name="Strong_20_Emphasis">Gestionar checkboxes de “Quitar”</text:span>:</text:p>
          <text:list>
            <text:list-item>
              <text:p text:style-name="P56">Cuando se desmarca: </text:p>
              <text:list>
                <text:list-item>
                  <text:p text:style-name="P56">Se elimina la comida o cena correspondiente. </text:p>
                </text:list-item>
                <text:list-item>
                  <text:p text:style-name="P56">Si el día queda sin comida y sin cena: </text:p>
                  <text:list>
                    <text:list-item>
                      <text:p text:style-name="P56">Se elimina el día. </text:p>
                    </text:list-item>
                    <text:list-item>
                      <text:p text:style-name="P56"><text:soft-page-break/>Se <text:span text:style-name="Strong_20_Emphasis">compactan</text:span> los días: </text:p>
                      <text:list>
                        <text:list-item>
                          <text:p text:style-name="P56">Renumerar Día 1, Día 2, Día 3, etc. </text:p>
                        </text:list-item>
                      </text:list>
                    </text:list-item>
                  </text:list>
                </text:list-item>
                <text:list-item>
                  <text:p text:style-name="P56">Se actualiza la tabla. </text:p>
                </text:list-item>
                <text:list-item>
                  <text:p text:style-name="P56">Se actualiza la lista de ingredientes. </text:p>
                </text:list-item>
              </text:list>
            </text:list-item>
          </text:list>
        </text:list-item>
        <text:list-item>
          <text:p text:style-name="P55"><text:span text:style-name="Strong_20_Emphasis">Compactación inmediata</text:span>:</text:p>
          <text:list>
            <text:list-item>
              <text:p text:style-name="P56">En cuanto un día queda vacío: </text:p>
              <text:list>
                <text:list-item>
                  <text:p text:style-name="P56">Se elimina del array. </text:p>
                </text:list-item>
                <text:list-item>
                  <text:p text:style-name="P56">Se repinta la tabla con la numeración actualizada. </text:p>
                </text:list-item>
              </text:list>
            </text:list-item>
          </text:list>
        </text:list-item>
        <text:list-item>
          <text:p text:style-name="P55"><text:span text:style-name="Strong_20_Emphasis">Toasts</text:span>:</text:p>
          <text:list>
            <text:list-item>
              <text:p text:style-name="P56">Implementar un pequeño sistema de notificaciones flotantes: </text:p>
              <text:list>
                <text:list-item>
                  <text:p text:style-name="P56">“Comida añadida” </text:p>
                </text:list-item>
                <text:list-item>
                  <text:p text:style-name="P56">“Cena añadida” </text:p>
                </text:list-item>
                <text:list-item>
                  <text:p text:style-name="P56">Quizá otros mensajes si lo vemos útil (pero solo si tú lo quieres). </text:p>
                </text:list-item>
              </text:list>
            </text:list-item>
          </text:list>
        </text:list-item>
        <text:list-item>
          <text:p text:style-name="P55"><text:span text:style-name="Strong_20_Emphasis">Sincronización con la lista de ingredientes</text:span>:</text:p>
          <text:list>
            <text:list-item>
              <text:p text:style-name="P56">Cada vez que cambia el menú efectivo: </text:p>
              <text:list>
                <text:list-item>
                  <text:p text:style-name="P56">JS recalcula la lista de ingredientes o llama a PHP (según decidamos). </text:p>
                </text:list-item>
                <text:list-item>
                  <text:p text:style-name="P56">Actualiza la zona de ingredientes. </text:p>
                </text:list-item>
              </text:list>
            </text:list-item>
          </text:list>
        </text:list-item>
        <text:list-item>
          <text:p text:style-name="P55"><text:span text:style-name="Strong_20_Emphasis">Sincronización con el PDF</text:span>:</text:p>
          <text:list>
            <text:list-item>
              <text:p text:style-name="P56">El estado del menú efectivo en JS será la fuente para: </text:p>
              <text:list>
                <text:list-item>
                  <text:p text:style-name="P56">La primera parte del PDF (tabla de días). </text:p>
                </text:list-item>
                <text:list-item>
                  <text:p text:style-name="P55">La segunda parte (ingredientes únicos). </text:p>
                </text:list-item>
              </text:list>
            </text:list-item>
          </text:list>
        </text:list-item>
      </text:list>
      <text:p text:style-name="P1"/>
      <text:h text:style-name="P3" text:outline-level="2">8. Fase 6 – Lista dinámica de ingredientes (qué haré)</text:h>
      <text:p text:style-name="P4">Aquí tengo dos posibles enfoques, que decidiré contigo si quieres, pero conceptualmente:</text:p>
      <text:list text:style-name="L22">
        <text:list-item>
          <text:p text:style-name="P57"><text:span text:style-name="Strong_20_Emphasis">Calcular la lista de ingredientes en cliente (JS)</text:span>:</text:p>
          <text:list>
            <text:list-item>
              <text:p text:style-name="P58">A partir del menú efectivo: </text:p>
              <text:list>
                <text:list-item>
                  <text:p text:style-name="P58">Recorrer todos los platos. </text:p>
                </text:list-item>
                <text:list-item>
                  <text:p text:style-name="P58">Recoger sus ingredientes (nombres). </text:p>
                </text:list-item>
                <text:list-item>
                  <text:p text:style-name="P58">Deduplicar por nombre. </text:p>
                </text:list-item>
                <text:list-item>
                  <text:p text:style-name="P58">Resolver supermercados: </text:p>
                  <text:list>
                    <text:list-item>
                      <text:p text:style-name="P58">O bien tener en JS una copia de <text:span text:style-name="Source_20_Text">ingredientes.json</text:span>. </text:p>
                    </text:list-item>
                    <text:list-item>
                      <text:p text:style-name="P58">O bien hacer una llamada a PHP para resolverlos. </text:p>
                    </text:list-item>
                  </text:list>
                </text:list-item>
              </text:list>
            </text:list-item>
            <text:list-item>
              <text:p text:style-name="P58">Ordenar por supermercado y nombre. </text:p>
            </text:list-item>
            <text:list-item>
              <text:p text:style-name="P58">Pintar la lista en HTML. </text:p>
            </text:list-item>
          </text:list>
        </text:list-item>
        <text:list-item>
          <text:p text:style-name="P57"><text:span text:style-name="Strong_20_Emphasis">O calcularla en servidor (PHP) vía AJAX</text:span>:</text:p>
          <text:list>
            <text:list-item>
              <text:p text:style-name="P58">JS envía al servidor la lista de ids de platos del menú efectivo. </text:p>
            </text:list-item>
            <text:list-item>
              <text:p text:style-name="P58">PHP: </text:p>
              <text:list>
                <text:list-item>
                  <text:p text:style-name="P58">Lee JSON. </text:p>
                </text:list-item>
                <text:list-item>
                  <text:p text:style-name="P58">Resuelve ingredientes. </text:p>
                </text:list-item>
                <text:list-item>
                  <text:p text:style-name="P58">Devuelve la lista ya agrupada. </text:p>
                </text:list-item>
              </text:list>
            </text:list-item>
            <text:list-item>
              <text:p text:style-name="P57">JS solo pinta. </text:p>
            </text:list-item>
          </text:list>
        </text:list-item>
      </text:list>
      <text:p text:style-name="P4">En cualquier caso, respetaré tus reglas:</text:p>
      <text:list text:style-name="L23">
        <text:list-item>
          <text:p text:style-name="P59">Si un ingrediente no existe en <text:span text:style-name="Source_20_Text">ingredientes.json</text:span> → supermercado = <text:span text:style-name="Source_20_Text">"Desconocido"</text:span>. </text:p>
        </text:list-item>
        <text:list-item>
          <text:p text:style-name="P60">La lista se actualiza en tiempo real cuando cambia el menú efectivo. </text:p>
        </text:list-item>
      </text:list>
      <text:p text:style-name="P1"/>
      <text:h text:style-name="P3" text:outline-level="2">9. Fase 7 – Generación del PDF en cliente (qué pasos seguiré)</text:h>
      <text:p text:style-name="P4">Aquí ya tenemos todo muy claro gracias a lo que has definido:</text:p>
      <text:list text:style-name="L24">
        <text:list-item>
          <text:p text:style-name="P61"><text:span text:style-name="Strong_20_Emphasis">Tomar el estado actual del menú efectivo en JS</text:span>.</text:p>
        </text:list-item>
        <text:list-item>
          <text:p text:style-name="P61"><text:span text:style-name="Strong_20_Emphasis">Construir la cabecera del PDF</text:span>:</text:p>
          <text:list>
            <text:list-item>
              <text:p text:style-name="P62">Título: <text:span text:style-name="Source_20_Text">Menú efectivo</text:span>. </text:p>
            </text:list-item>
            <text:list-item>
              <text:p text:style-name="P62">Fecha: <text:span text:style-name="Source_20_Text">Generado el: dd/mm/yyyy</text:span>. </text:p>
            </text:list-item>
          </text:list>
        </text:list-item>
        <text:list-item>
          <text:p text:style-name="P61"><text:span text:style-name="Strong_20_Emphasis">Construir la primera tabla (menú efectivo)</text:span>:</text:p>
          <text:list>
            <text:list-item>
              <text:p text:style-name="P62">Columnas: </text:p>
              <text:list>
                <text:list-item>
                  <text:p text:style-name="P62"><text:soft-page-break/><text:span text:style-name="Source_20_Text">DIA | PERIODO | NOMBRE | INGREDIENTES</text:span> </text:p>
                </text:list-item>
              </text:list>
            </text:list-item>
            <text:list-item>
              <text:p text:style-name="P62">Recorrer los días: </text:p>
              <text:list>
                <text:list-item>
                  <text:p text:style-name="P62">Para cada día: </text:p>
                  <text:list>
                    <text:list-item>
                      <text:p text:style-name="P62">Si hay comida → fila con: </text:p>
                      <text:list>
                        <text:list-item>
                          <text:p text:style-name="P62">Día </text:p>
                        </text:list-item>
                        <text:list-item>
                          <text:p text:style-name="P62">“Comida” </text:p>
                        </text:list-item>
                        <text:list-item>
                          <text:p text:style-name="P62">Nombre del plato </text:p>
                        </text:list-item>
                        <text:list-item>
                          <text:p text:style-name="P62">Ingredientes de la receta, separados por “ - ” </text:p>
                        </text:list-item>
                      </text:list>
                    </text:list-item>
                    <text:list-item>
                      <text:p text:style-name="P62">Si hay cena → igual, con “Cena”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Strong_20_Emphasis">Construir la segunda tabla (ingredientes únicos)</text:span>:</text:p>
          <text:list>
            <text:list-item>
              <text:p text:style-name="P62">A partir del mismo estado del menú efectivo: </text:p>
              <text:list>
                <text:list-item>
                  <text:p text:style-name="P62">Recoger todos los ingredientes. </text:p>
                </text:list-item>
                <text:list-item>
                  <text:p text:style-name="P62">Deduplicar por nombre. </text:p>
                </text:list-item>
                <text:list-item>
                  <text:p text:style-name="P62">Resolver supermercados. </text:p>
                </text:list-item>
                <text:list-item>
                  <text:p text:style-name="P62">Ordenar por supermercado y nombre. </text:p>
                </text:list-item>
              </text:list>
            </text:list-item>
            <text:list-item>
              <text:p text:style-name="P62">Columnas: </text:p>
              <text:list>
                <text:list-item>
                  <text:p text:style-name="P62"><text:span text:style-name="Source_20_Text">Numero | Nombre | Supermercado</text:span> </text:p>
                </text:list-item>
              </text:list>
            </text:list-item>
            <text:list-item>
              <text:p text:style-name="P62">Numerar desde 1. </text:p>
            </text:list-item>
          </text:list>
        </text:list-item>
        <text:list-item>
          <text:p text:style-name="P61"><text:span text:style-name="Strong_20_Emphasis">Generar el PDF en cliente</text:span>:</text:p>
          <text:list>
            <text:list-item>
              <text:p text:style-name="P62">Usar una librería JS (tipo jsPDF o similar, pero sin frameworks pesados). </text:p>
            </text:list-item>
            <text:list-item>
              <text:p text:style-name="P62">Ofrecer: </text:p>
              <text:list>
                <text:list-item>
                  <text:p text:style-name="P62">Vista previa (nueva pestaña). </text:p>
                </text:list-item>
                <text:list-item>
                  <text:p text:style-name="P61">Descargar. </text:p>
                </text:list-item>
              </text:list>
            </text:list-item>
          </text:list>
        </text:list-item>
      </text:list>
      <text:p text:style-name="P1"/>
      <text:h text:style-name="P3" text:outline-level="2">10. Fase 8 – <text:span text:style-name="Source_20_Text">receta.php</text:span> (qué haré)</text:h>
      <text:p text:style-name="P4">En <text:span text:style-name="Source_20_Text">receta.php</text:span>:</text:p>
      <text:list text:style-name="L25">
        <text:list-item>
          <text:p text:style-name="P63">Recibiré un parámetro <text:span text:style-name="Source_20_Text">id</text:span> por GET.</text:p>
        </text:list-item>
        <text:list-item>
          <text:p text:style-name="P63">Leeré <text:span text:style-name="Source_20_Text">recetas.json</text:span>.</text:p>
        </text:list-item>
        <text:list-item>
          <text:p text:style-name="P63">Buscaré la receta con ese <text:span text:style-name="Source_20_Text">id</text:span>.</text:p>
        </text:list-item>
        <text:list-item>
          <text:p text:style-name="P63">Renderizaré:</text:p>
          <text:list>
            <text:list-item>
              <text:p text:style-name="P64"><text:span text:style-name="Source_20_Text">titulo_html</text:span> como enlace externo (<text:span text:style-name="Source_20_Text">target="_blank"</text:span>). </text:p>
            </text:list-item>
            <text:list-item>
              <text:p text:style-name="P64"><text:span text:style-name="Source_20_Text">subtitulo_html</text:span>. </text:p>
            </text:list-item>
            <text:list-item>
              <text:p text:style-name="P64"><text:span text:style-name="Source_20_Text">texto_html</text:span>. </text:p>
            </text:list-item>
            <text:list-item>
              <text:p text:style-name="P64">Lista de ingredientes (nombres). </text:p>
            </text:list-item>
            <text:list-item>
              <text:p text:style-name="P64">Lista de herramientas. </text:p>
            </text:list-item>
          </text:list>
        </text:list-item>
        <text:list-item>
          <text:p text:style-name="P63">Cuidaré la accesibilidad:</text:p>
          <text:list>
            <text:list-item>
              <text:p text:style-name="P64">Estructura semántica. </text:p>
            </text:list-item>
            <text:list-item>
              <text:p text:style-name="P64">Encabezados. </text:p>
            </text:list-item>
            <text:list-item>
              <text:p text:style-name="P63">Listas. </text:p>
            </text:list-item>
          </text:list>
        </text:list-item>
      </text:list>
      <text:p text:style-name="P1"/>
      <text:h text:style-name="P3" text:outline-level="2">11. Fase 9 – Accesibilidad y responsive (qué haré)</text:h>
      <text:p text:style-name="P4">Aquí ajustaré:</text:p>
      <text:list text:style-name="L26">
        <text:list-item>
          <text:p text:style-name="P65"><text:span text:style-name="Strong_20_Emphasis">HTML semántico</text:span>:</text:p>
          <text:list>
            <text:list-item>
              <text:p text:style-name="P66"><text:span text:style-name="Source_20_Text">header</text:span>, <text:span text:style-name="Source_20_Text">main</text:span>, <text:span text:style-name="Source_20_Text">section</text:span>, <text:span text:style-name="Source_20_Text">table</text:span>, <text:span text:style-name="Source_20_Text">thead</text:span>, <text:span text:style-name="Source_20_Text">tbody</text:span>, <text:span text:style-name="Source_20_Text">th</text:span>, <text:span text:style-name="Source_20_Text">td</text:span>, etc. </text:p>
            </text:list-item>
            <text:list-item>
              <text:p text:style-name="P66"><text:span text:style-name="Source_20_Text">scope="col"</text:span> en cabeceras de tabla. </text:p>
            </text:list-item>
            <text:list-item>
              <text:p text:style-name="P66"><text:span text:style-name="Source_20_Text">aria-label</text:span> donde sea necesario. </text:p>
            </text:list-item>
          </text:list>
        </text:list-item>
        <text:list-item>
          <text:p text:style-name="P65"><text:span text:style-name="Strong_20_Emphasis">Navegación por teclado</text:span>:</text:p>
          <text:list>
            <text:list-item>
              <text:p text:style-name="P66">Asegurar que: </text:p>
              <text:list>
                <text:list-item>
                  <text:p text:style-name="P66">Los controles son tabulables. </text:p>
                </text:list-item>
                <text:list-item>
                  <text:p text:style-name="P66">El foco es visible. </text:p>
                </text:list-item>
                <text:list-item>
                  <text:p text:style-name="P66">Los toasts no bloquean la navegación. </text:p>
                </text:list-item>
              </text:list>
            </text:list-item>
          </text:list>
        </text:list-item>
        <text:list-item>
          <text:p text:style-name="P65"><text:span text:style-name="Strong_20_Emphasis">Tablas accesibles</text:span>:</text:p>
          <text:list>
            <text:list-item>
              <text:p text:style-name="P66">Cabeceras claras. </text:p>
            </text:list-item>
            <text:list-item>
              <text:p text:style-name="P66"><text:soft-page-break/>Asociaciones correctas. </text:p>
            </text:list-item>
          </text:list>
        </text:list-item>
        <text:list-item>
          <text:p text:style-name="P65"><text:span text:style-name="Strong_20_Emphasis">Responsive</text:span>:</text:p>
          <text:list>
            <text:list-item>
              <text:p text:style-name="P66">CSS que adapte: </text:p>
              <text:list>
                <text:list-item>
                  <text:p text:style-name="P66">Tablas a pantallas pequeñas (scroll horizontal, por ejemplo). </text:p>
                </text:list-item>
                <text:list-item>
                  <text:p text:style-name="P66">Formularios a móvil. </text:p>
                </text:list-item>
                <text:list-item>
                  <text:p text:style-name="P65">Botones bien visibles. </text:p>
                </text:list-item>
              </text:list>
            </text:list-item>
          </text:list>
        </text:list-item>
      </text:list>
      <text:p text:style-name="P1"/>
      <text:h text:style-name="P3" text:outline-level="2">12. Qué haré cuando tú digas “vamos a ello”</text:h>
      <text:p text:style-name="P4">En el momento en que tú me digas algo como:</text:p>
      <text:p text:style-name="P67">“Vamos a ello, genera la estructura de ficheros”</text:p>
      <text:p text:style-name="P4">Haré lo siguiente:</text:p>
      <text:list text:style-name="L27">
        <text:list-item>
          <text:p text:style-name="P68">Te devolveré un <text:span text:style-name="Strong_20_Emphasis">bloque de texto plano</text:span> (sin renderizar) con la estructura de ficheros, por ejemplo:</text:p>
          <text:list>
            <text:list-item>
              <text:p text:style-name="P69">Rutas. </text:p>
            </text:list-item>
            <text:list-item>
              <text:p text:style-name="P69">Nombres de archivos. </text:p>
            </text:list-item>
            <text:list-item>
              <text:p text:style-name="P69">Breve descripción de cada uno. </text:p>
            </text:list-item>
          </text:list>
        </text:list-item>
        <text:list-item>
          <text:p text:style-name="P68">Después, por pasos, según tú me vayas pidiendo:</text:p>
          <text:list>
            <text:list-item>
              <text:p text:style-name="P69">“Dame el contenido de <text:span text:style-name="Source_20_Text">index.php</text:span>” </text:p>
            </text:list-item>
            <text:list-item>
              <text:p text:style-name="P69">“Dame el contenido de <text:span text:style-name="Source_20_Text">app.js</text:span>” </text:p>
            </text:list-item>
            <text:list-item>
              <text:p text:style-name="P69">“Dame el contenido de <text:span text:style-name="Source_20_Text">styles.css</text:span>” </text:p>
            </text:list-item>
            <text:list-item>
              <text:p text:style-name="P69">“Dame un ejemplo de <text:span text:style-name="Source_20_Text">platos.json</text:span> inicial” </text:p>
            </text:list-item>
            <text:list-item>
              <text:p text:style-name="P68">etc. </text:p>
            </text:list-item>
          </text:list>
          <text:p text:style-name="P68">Yo te iré dando <text:span text:style-name="Strong_20_Emphasis">cada fichero en un bloque de texto plano</text:span>, listo para copiar a un <text:span text:style-name="Source_20_Text">.txt</text:span> o al editor que quieras.</text:p>
        </text:list-item>
      </text:list>
      <text:p text:style-name="P1"/>
      <text:h text:style-name="P3" text:outline-level="2">13. Dudas mínimas que me quedan (por si quieres afinar aún más)</text:h>
      <text:p text:style-name="P4">Solo si quieres ser ultra-exigente, te planteo dos microdetalles (no son bloqueantes, pero pueden afinar la UX):</text:p>
      <text:list text:style-name="L28">
        <text:list-item>
          <text:p text:style-name="P70"><text:span text:style-name="Strong_20_Emphasis">Formato de la fecha en el PDF</text:span> <text:line-break/>¿Te vale fijo <text:span text:style-name="Source_20_Text">dd/mm/yyyy</text:span> (ej: <text:span text:style-name="Source_20_Text">15/01/2026</text:span>) o prefieres algo tipo <text:span text:style-name="Source_20_Text">15-01-2026</text:span>?<text:line-break/>Si no dices nada, usaré <text:span text:style-name="Source_20_Text">dd/mm/yyyy</text:span>.</text:p>
        </text:list-item>
        <text:list-item>
          <text:p text:style-name="P70"><text:span text:style-name="Strong_20_Emphasis">Texto exacto del título del PDF</text:span> <text:line-break/>Ahora mismo lo tengo como:<text:line-break/><text:span text:style-name="Source_20_Text">Menú efectivo</text:span> <text:line-break/>¿Te gusta así o prefieres algo tipo <text:span text:style-name="Source_20_Text">Menú semanal efectivo</text:span>?</text:p>
        </text:list-item>
      </text:list>
      <text:p text:style-name="P4">Si quieres, las cerramos; si no, puedo asumir valores razonables.</text:p>
      <text:p text:style-name="P1"/>
      <text:p text:style-name="P4">Cuando tú quieras, pasamos de la fase de “pensarlo todo” a la fase de “vamos a construirlo paso a paso”.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01:16:55.734006000</meta:creation-date>
    <dc:date>2026-01-15T01:24:42.158563300</dc:date>
    <meta:editing-duration>PT7M47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1" meta:paragraph-count="464" meta:word-count="3065" meta:character-count="17409" meta:non-whitespace-character-count="14765"/>
  </office:meta>
</office:document-meta>
</file>